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Microsoft YaHei', 'Hiragino Sans GB', 'PingFang SC', Helvetica, 'Helvetica Neue', BlinkMacSystemFont, sans-serif"/>
  </office:font-face-decls>
  <office:automatic-styles>
    <style:style style:name="P1" style:family="paragraph" style:parent-style-name="Heading_20_3">
      <style:text-properties officeooo:paragraph-rsid="0004ac91"/>
    </style:style>
    <style:style style:name="P2" style:family="paragraph" style:parent-style-name="Text_20_body">
      <style:text-properties officeooo:paragraph-rsid="0004ac91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fo:language="en" fo:country="GB" style:font-size-asian="11pt" style:font-size-complex="11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751f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1pt" fo:language="en" fo:country="GB" style:font-size-asian="11pt" style:font-size-complex="11pt"/>
    </style:style>
    <style:style style:name="T1" style:family="text">
      <style:text-properties style:font-name="Arial" fo:font-size="11pt" fo:language="en" fo:country="GB" style:text-underline-style="solid" style:text-underline-width="auto" style:text-underline-color="font-color" style:font-size-asian="11pt" style:font-size-complex="11pt"/>
    </style:style>
    <style:style style:name="T2" style:family="text">
      <style:text-properties style:font-name="Arial" fo:font-size="11pt" fo:language="en" fo:country="GB" style:font-size-asian="11pt" style:font-size-complex="11pt"/>
    </style:style>
    <style:style style:name="T3" style:family="text">
      <style:text-properties style:font-name="Arial" fo:font-size="11pt" fo:language="en" fo:country="GB" officeooo:rsid="00059bbb" style:font-size-asian="11pt" style:font-size-complex="11pt"/>
    </style:style>
    <style:style style:name="T4" style:family="text">
      <style:text-properties style:font-name="Arial" fo:font-size="11pt" fo:language="en" fo:country="GB" officeooo:rsid="000751fd" style:font-size-asian="11pt" style:font-size-complex="11pt"/>
    </style:style>
    <style:style style:name="T5" style:family="text">
      <style:text-properties style:font-name="Arial" fo:font-size="11pt" fo:language="en" fo:country="GB" officeooo:rsid="000844ca" style:font-size-asian="11pt" style:font-size-complex="11pt"/>
    </style:style>
    <style:style style:name="T6" style:family="text">
      <style:text-properties style:font-name="Arial" fo:font-size="11pt" fo:language="en" fo:country="GB" officeooo:rsid="0009dba3" style:font-size-asian="11pt" style:font-size-complex="11pt"/>
    </style:style>
    <style:style style:name="T7" style:family="text">
      <style:text-properties style:font-name="Arial" fo:font-size="11pt" fo:language="en" fo:country="GB" officeooo:rsid="000abd15" style:font-size-asian="11pt" style:font-size-complex="11pt"/>
    </style:style>
    <style:style style:name="T8" style:family="text">
      <style:text-properties style:font-name="Arial" fo:font-size="11pt" fo:language="en" fo:country="GB" officeooo:rsid="0004ac91" style:font-size-asian="11pt" style:font-size-complex="11pt"/>
    </style:style>
    <style:style style:name="T9" style:family="text">
      <style:text-properties style:font-name="Arial" fo:font-size="11pt" fo:language="en" fo:country="GB" fo:font-weight="normal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language="en" fo:country="GB" fo:font-weight="normal" officeooo:rsid="000751fd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anguage="en" fo:country="GB" fo:font-weight="normal" officeooo:rsid="0009dba3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anguage="en" fo:country="GB" fo:font-weight="normal" officeooo:rsid="000abd15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anguage="en" fo:country="GB" fo:font-weight="normal" officeooo:rsid="0004ac91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language="en" fo:country="GB" fo:font-weight="normal" officeooo:rsid="0018253e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language="en" fo:country="GB" fo:font-weight="normal" officeooo:rsid="0019bc4e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language="en" fo:country="GB" fo:font-weight="normal" officeooo:rsid="001a0b67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language="en" fo:country="GB" fo:font-weight="normal" officeooo:rsid="0004ac91" style:font-name-asian="Noto Serif CJK SC" style:font-size-asian="11pt" style:font-weight-asian="normal" style:font-name-complex="Lohit Devanagari1" style:font-size-complex="11pt" style:font-weight-complex="normal"/>
    </style:style>
    <style:style style:name="T18" style:family="text">
      <style:text-properties style:font-name="Arial" fo:font-size="11pt" fo:language="en" fo:country="GB" fo:font-weight="bold" officeooo:rsid="0004ac91" style:font-size-asian="11pt" style:font-weight-asian="bold" style:font-size-complex="11pt" style:font-weight-complex="bold"/>
    </style:style>
    <style:style style:name="T19" style:family="text">
      <style:text-properties style:font-name="Arial" fo:font-size="11pt" fo:language="en" fo:country="GB" fo:font-weight="bold" officeooo:rsid="0004ac91" style:font-name-asian="Noto Serif CJK SC" style:font-size-asian="11pt" style:font-weight-asian="bold" style:font-name-complex="Lohit Devanagari1" style:font-size-complex="11pt" style:font-weight-complex="bold"/>
    </style:style>
    <style:style style:name="T20" style:family="text">
      <style:text-properties officeooo:rsid="001b6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8">Student: </text:span></text:span><text:span text:style-name="Strong_20_Emphasis"><text:span text:style-name="T13">Kevin Zamora Amela</text:span></text:span></text:h>
      <text:p text:style-name="P2"><text:span text:style-name="Strong_20_Emphasis"><text:span text:style-name="T18">Subject:</text:span></text:span><text:span text:style-name="Strong_20_Emphasis"><text:span text:style-name="T13"> </text:span></text:span><text:span text:style-name="Strong_20_Emphasis"><text:span text:style-name="T14">Writing a </text:span></text:span><text:span text:style-name="Strong_20_Emphasis"><text:span text:style-name="T15">cover letter</text:span></text:span><text:span text:style-name="Strong_20_Emphasis"><text:span text:style-name="T14"> - </text:span></text:span><text:span text:style-name="Strong_20_Emphasis"><text:span text:style-name="T13">Inglés </text:span></text:span><text:span text:style-name="Strong_20_Emphasis"><text:span text:style-name="T16">2</text:span></text:span></text:p>
      <text:p text:style-name="P2"><text:span text:style-name="Strong_20_Emphasis"><text:span text:style-name="T19">Term:</text:span></text:span><text:span text:style-name="Strong_20_Emphasis"><text:span text:style-name="T17"> 2nd Evaluation</text:span></text:span></text:p>
      <text:p text:style-name="P3"/>
      <text:p text:style-name="P3">Dear Mr. Gonzalez</text:p>
      <text:p text:style-name="P3">I am writing this letter to express my interest in the position of Cross-Platform Application Developer at NextGen Innovations. I am so excited about the opportunity to work in a forward-thinking company where I could contribute to the creation of high quality cross-platform applications. </text:p>
      <text:p text:style-name="P3">I am currently studying for a higher degree in Multi-platform Application Development and have completed several certificate courses related to full-stack development, web technologies and software testing. I have experience working with languages such as Java, C#, JavaScript and Python, in summarise I enjoy learning and applying new technologies and I am confident that my background and motivation make me a good fit for your team. </text:p>
      <text:p text:style-name="P3">Although I do not have formal work experience in application development yet but on the other hand I have worked on several personal and academic projects that demonstrate my ability to design, building and improving applications. I also have some strong communication skills in English, Valencian/Catalan and Spanish. And I enjoy collaborating with others to achieve professional and common goals. I am available for an interview at your convenience and I can accommodate to flexible schedules. Although I currently do not have my own vehicle, I am fully willing to travel if necessary. </text:p>
      <text:p text:style-name="P3">Thank you for considering my candidature. I would be happy to provide more details about myself during an interview. </text:p>
      <text:p text:style-name="P3">Yours sincerely, </text:p>
      <text:p text:style-name="P3">Kevin Zamo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Microsoft YaHei', 'Hiragino Sans GB', 'PingFang SC', Helvetica, 'Helvetica Neue', BlinkMacSystemFont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8:07:44.244574400</meta:creation-date>
    <meta:generator>LibreOffice/7.3.7.2$Linux_X86_64 LibreOffice_project/30$Build-2</meta:generator>
    <dc:date>2025-05-09T23:59:33.798210049</dc:date>
    <meta:editing-duration>PT1H20M9S</meta:editing-duration>
    <meta:editing-cycles>22</meta:editing-cycles>
    <meta:document-statistic meta:table-count="0" meta:image-count="0" meta:object-count="0" meta:page-count="1" meta:paragraph-count="10" meta:word-count="244" meta:character-count="1566" meta:non-whitespace-character-count="1327"/>
  </office:meta>
</office:document-meta>
</file>